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5.666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.905cm" style:rel-column-width="7344*"/>
    </style:style>
    <style:style style:name="Tabela2.B" style:family="table-column">
      <style:table-column-properties style:column-width="7.435cm" style:rel-column-width="28663*"/>
    </style:style>
    <style:style style:name="Tabela2.C" style:family="table-column">
      <style:table-column-properties style:column-width="7.659cm" style:rel-column-width="2952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margin-left="0.009cm" fo:margin-right="0.009cm" fo:text-align="justify" style:justify-single-word="false" fo:text-indent="0cm" style:auto-text-indent="false"/>
    </style:style>
    <style:style style:name="P4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B LAB 5-6 – Adrian Wiśniewski</text:h>
      <text:p text:style-name="Text_20_body"><text:tab/>Klasyfikator tworzę wykorzystując wielowastwową sieć neuronową uczoną algorytmem wstecznej propagacji błędu. Po kilku próbach stworzyłem czterowarstwową sieć. Warstwa wejściowa liczy 40 neuronów, i podaje oryginalne dane po transformacji PCA. Kolejne dwie warstwy ukryte liczą po 60 neuronów każda. Warstwa wyjściowa zawiera 10 neuronów odpowiadających kolejnym etykietom klasyfikatora. Każdy neuron posiada sigmoidalną funkcję wyjścia i dodatkowe wejście sygnału stałego "1". Wagi początkowe neuronów są losowe z przedziału [-0.5, 0.5]. Sieć była uczona przez 10 epok, ze stałą uczenia równą 0.005 i bez ograniczenia na próg błędu. W każdej epoce przykłady podawane na wejście sieci były losowo permutowane. Klasyfikator podejmuje decyzję odpowiadającą maksymalnie wzbudzonemu neuronowi z warstwy wyjściowej, pod warunkiem że wartość na jego wyjściu jest dodatnia i o conajmniej 0.5 większa niż druga największa wartość. Gdy któryś z tych warunków nie jest spełniony, klasyfikator zwraca decyzję wymijającą.</text:p>
      <text:p text:style-name="Text_20_body"><text:tab/>Ufność jest obliczana jako:</text:p>
      <text:p text:style-name="Text_20_body"><text:tab/><text:tab/><text:span text:style-name="T1">max(signal(sidx(1))^2 - sum(signal(signal &gt; 0)) + signal(sidx(1)), 0)</text:span></text:p>
      <text:p text:style-name="Text_20_body">Gdzie signal to wektor wyjść sieci, a signal(sidx(1)) to wyjście neuronu o największej wartości wyjścia. Funkcja ta od kwadratu największego wyjścia odejmuje sumę pozostałkych dodatnich wyjść i odcina wartości ujemne. Wartość funkcji rośnie wraz z siłą wyjścia neuronu odpwiadającemu decyzji i maleje wraz z siłą pozostałych neuronów reagujących pozytywnie na próbkę.</text:p>
      <text:h text:style-name="Heading_20_2" text:outline-level="2">Wyniki</text:h>
      <text:p text:style-name="Standard">Wyniki ogólne dla przestrzeni 40-wymiarowej:</text:p>
      <text:p text:style-name="Standard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ext_20_body">Skuteczność</text:p>
          </table:table-cell>
          <table:table-cell table:style-name="Tabela1.A1" office:value-type="string">
            <text:p text:style-name="Text_20_body">Błędy</text:p>
          </table:table-cell>
          <table:table-cell table:style-name="Tabela1.C1" office:value-type="string">
            <text:p text:style-name="Text_20_body">Decyzje wymijające</text:p>
          </table:table-cell>
        </table:table-row>
        <table:table-row>
          <table:table-cell table:style-name="Tabela1.A2" office:value-type="string">
            <text:p text:style-name="Text_20_body">0.944400</text:p>
          </table:table-cell>
          <table:table-cell table:style-name="Tabela1.A2" office:value-type="string">
            <text:p text:style-name="Text_20_body">0.016500</text:p>
          </table:table-cell>
          <table:table-cell table:style-name="Tabela1.C2" office:value-type="string">
            <text:p text:style-name="Text_20_body">0.039100</text:p>
          </table:table-cell>
        </table:table-row>
      </table:table>
      <text:p text:style-name="Standard"/>
      <text:p text:style-name="Standard">Macierz pomyłek:</text:p>
      <text:p text:style-name="Standard"/>
      <text:p text:style-name="Standard"><text:s text:c="3"/>961 <text:s text:c="5"/>0 <text:s text:c="5"/>0 <text:s text:c="5"/>0 <text:s text:c="5"/>0 <text:s text:c="5"/>0 <text:s text:c="5"/>1 <text:s text:c="5"/>2 <text:s text:c="5"/>0 <text:s text:c="5"/>0 <text:s text:c="4"/>16</text:p>
      <text:p text:style-name="Standard"><text:s text:c="5"/>0 <text:s text:c="2"/>1114 <text:s text:c="5"/>2 <text:s text:c="5"/>0 <text:s text:c="5"/>0 <text:s text:c="5"/>0 <text:s text:c="5"/>3 <text:s text:c="5"/>0 <text:s text:c="5"/>3 <text:s text:c="5"/>0 <text:s text:c="4"/>13</text:p>
      <text:p text:style-name="Standard"><text:s text:c="5"/>6 <text:s text:c="5"/>0 <text:s text:c="3"/>962 <text:s text:c="5"/>0 <text:s text:c="5"/>1 <text:s text:c="5"/>0 <text:s text:c="5"/>2 <text:s text:c="5"/>7 <text:s text:c="5"/>5 <text:s text:c="5"/>1 <text:s text:c="4"/>48</text:p>
      <text:p text:style-name="Standard"><text:s text:c="5"/>0 <text:s text:c="5"/>0 <text:s text:c="5"/>2 <text:s text:c="3"/>939 <text:s text:c="5"/>0 <text:s text:c="5"/>1 <text:s text:c="5"/>0 <text:s text:c="5"/>6 <text:s text:c="5"/>3 <text:s text:c="5"/>2 <text:s text:c="4"/>57</text:p>
      <text:p text:style-name="Standard"><text:s text:c="5"/>1 <text:s text:c="5"/>0 <text:s text:c="5"/>1 <text:s text:c="5"/>0 <text:s text:c="3"/>939 <text:s text:c="5"/>0 <text:s text:c="5"/>3 <text:s text:c="5"/>1 <text:s text:c="5"/>1 <text:s text:c="5"/>8 <text:s text:c="4"/>28</text:p>
      <text:p text:style-name="Standard"><text:s text:c="5"/>3 <text:s text:c="5"/>0 <text:s text:c="5"/>3 <text:s text:c="5"/>9 <text:s text:c="5"/>0 <text:s text:c="3"/>812 <text:s text:c="5"/>4 <text:s text:c="5"/>1 <text:s text:c="5"/>2 <text:s text:c="5"/>4 <text:s text:c="4"/>54</text:p>
      <text:p text:style-name="Standard"><text:s text:c="5"/>3 <text:s text:c="5"/>1 <text:s text:c="5"/>1 <text:s text:c="5"/>1 <text:s text:c="5"/>1 <text:s text:c="5"/>4 <text:s text:c="3"/>906 <text:s text:c="5"/>0 <text:s text:c="5"/>5 <text:s text:c="5"/>0 <text:s text:c="4"/>36</text:p>
      <text:p text:style-name="Standard"><text:s text:c="5"/>0 <text:s text:c="5"/>3 <text:s text:c="5"/>9 <text:s text:c="5"/>0 <text:s text:c="5"/>0 <text:s text:c="5"/>0 <text:s text:c="5"/>0 <text:s text:c="3"/>967 <text:s text:c="5"/>0 <text:s text:c="5"/>5 <text:s text:c="4"/>44</text:p>
      <text:p text:style-name="Standard"><text:s text:c="5"/>3 <text:s text:c="5"/>0 <text:s text:c="5"/>3 <text:s text:c="5"/>6 <text:s text:c="5"/>3 <text:s text:c="5"/>2 <text:s text:c="5"/>1 <text:s text:c="5"/>2 <text:s text:c="3"/>912 <text:s text:c="5"/>0 <text:s text:c="4"/>42</text:p>
      <text:p text:style-name="Standard"><text:s text:c="5"/>3 <text:s text:c="5"/>2 <text:s text:c="5"/>0 <text:s text:c="5"/>2 <text:s text:c="5"/>7 <text:s text:c="5"/>0 <text:s text:c="5"/>1 <text:s text:c="5"/>4 <text:s text:c="5"/>5 <text:s text:c="3"/>932 <text:s text:c="4"/>53</text:p>
      <text:p text:style-name="Standard"/>
      <text:p text:style-name="P1"><text:tab/></text:p>
      <text:p text:style-name="Text_20_body">Ufność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3">Przykłady poprawnie klasyfikowane</text:p>
          </table:table-cell>
          <table:table-cell table:style-name="Tabela2.C1" office:value-type="string">
            <text:p text:style-name="P2">Przykłady źle klasyfikowane</text:p>
          </table:table-cell>
        </table:table-row>
        <table:table-row>
          <table:table-cell table:style-name="Tabela2.A2" office:value-type="string">
            <text:p text:style-name="P2">Średnia</text:p>
          </table:table-cell>
          <table:table-cell table:style-name="Tabela2.A2" office:value-type="string">
            <text:p text:style-name="P2">0.87767</text:p>
          </table:table-cell>
          <table:table-cell table:style-name="Tabela2.C2" office:value-type="string">
            <text:p text:style-name="P2">0.43861</text:p>
          </table:table-cell>
        </table:table-row>
        <table:table-row>
          <table:table-cell table:style-name="Tabela2.A2" office:value-type="string">
            <text:p text:style-name="P2">Wariancja</text:p>
          </table:table-cell>
          <table:table-cell table:style-name="Tabela2.A2" office:value-type="string">
            <text:p text:style-name="P2">0.060958</text:p>
          </table:table-cell>
          <table:table-cell table:style-name="Tabela2.C2" office:value-type="string">
            <text:p text:style-name="P2">0.080359</text:p>
          </table:table-cell>
        </table:table-row>
      </table:table>
      <text:h text:style-name="Heading_20_2" text:outline-level="2"><text:soft-page-break/>Implementacja</text:h>
      <text:list xml:id="list39226863" text:style-name="L1">
        <text:list-item>
          <text:p text:style-name="P4">[ann labels confidence signals confusionMatrix errors] = annLab(tvec, tlab, tstv, tstl) – funkcja fasadowa wykonująca całe laboratorium.</text:p>
          <text:list>
            <text:list-item>
              <text:p text:style-name="P4">ann – zbudowana sieć neuronowa</text:p>
            </text:list-item>
            <text:list-item>
              <text:p text:style-name="P4">labes – etykiety przykładów testowych</text:p>
            </text:list-item>
            <text:list-item>
              <text:p text:style-name="P4">confidence – ufność</text:p>
            </text:list-item>
            <text:list-item>
              <text:p text:style-name="P4">signals – wyjścia neuronów ostatniej warstwy</text:p>
            </text:list-item>
            <text:list-item>
              <text:p text:style-name="P4">confusionMatrix – macierz pomyłek</text:p>
            </text:list-item>
            <text:list-item>
              <text:p text:style-name="P4">errors – błędy klasyfikatora</text:p>
            </text:list-item>
          </text:list>
        </text:list-item>
        <text:list-item>
          <text:p text:style-name="P4">ann = annBuild(tvec, hiddenLayerNeurons) – przygotowanie sieci neuronowej o zadanej ilości warst i neuronów w każdej warstwie.</text:p>
        </text:list-item>
        <text:list-item>
          <text:p text:style-name="P4">ann = annTrain(ann_in, tvec, tlab, epochs) – funkcja trenująca sieć neuronową przez zadaną liczbę epok. Może być wołana wiele razy na tej samej sieci.</text:p>
        </text:list-item>
        <text:list-item>
          <text:p text:style-name="P4">[labels confidence signals] = annTest(ann, tstv) – funkcja klasyfikująca dane testowe z użyciem stworzonej wcześniej sieci.</text:p>
        </text:list-item>
        <text:list-item>
          <text:p text:style-name="P4">[confusionMatrix] = utilCreateConfusionMatrix(lab, tstl) – funkcja pomocnicza obliczająca macierz pomyłek na podstawie etykiet uzyskanyz klasyfikacji i zbioru testowego.</text:p>
        </text:list-item>
        <text:list-item>
          <text:p text:style-name="P4">[errors] = utilCompErrors(confmx) – funkcja pomocnicza obliczająca ilość błędów na podstawie macierzy pomyłe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6M12S</meta:editing-duration>
    <meta:editing-cycles>42</meta:editing-cycles>
    <meta:generator>OpenOffice.org/3.3$Win32 OpenOffice.org_project/330m20$Build-9567</meta:generator>
    <dc:date>2012-06-11T19:09:30.04</dc:date>
    <meta:document-statistic meta:table-count="2" meta:image-count="0" meta:object-count="0" meta:page-count="2" meta:paragraph-count="47" meta:word-count="488" meta:character-count="3534"/>
    <meta:user-defined meta:name="Info 1"/>
    <meta:user-defined meta:name="Info 2"/>
    <meta:user-defined meta:name="Info 3"/>
    <meta:user-defined meta:name="Info 4"/>
  </office:meta>
</office:document-meta>
</file>